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CharStream.ReInit( java . io . InputStream dstream , int startline , int startcolumn , int buffer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CharStream.SimpleCharStream( java . io . Reader d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CharStream.SimpleCharStream( java . io . InputStream dstream , int startline , int startcolum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CharStream.getBeginColum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impleCharStream.getBeginL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CharStream.ReInit( java . io . InputStream dstream , int startline , int startcolum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CharStream.getEndL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CharStream.getL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CharStream.adjustBeginLineColumn( int newLine , int newCol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8">
            <text:p text:style-name="Table_20_Contents">28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SimpleCharStream.getEndColum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CharStream.GetSuffix( int l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impleCharStream.ReInit( java . io . Reader dstream , int startline , int startcolumn , int buffersiz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impleCharStream.SimpleCharStream( java . io . InputStream dstream , int startline , int startcolumn , int buffer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CharStream.SimpleCharStream( java . io . Reader dstream , int startline , int startcolumn , int buffer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impleCharStream.ExpandBuff( boolean wrapAroun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SimpleCharStream.SimpleCharStream( java . io . InputStream d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CharStream.backup( int amou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mpleCharStream.FillBuff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4">
            <text:p text:style-name="Table_20_Contents">14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SimpleCharStream.readChar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impleCharStream.SimpleCharStream( java . io . Reader dstream , int startline , int startcolum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CharStream.ReInit( java . io . InputStream d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CharStream.getColum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CharStream.D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mpleCharStream.ReInit( java . io . Reader d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CharStream.ReInit( java . io . Reader dstream , int startline , int startcolum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CharStream.UpdateLineColumn( char c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SimpleCharStream.BeginTok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mpleCharStream.GetImag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